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801cm" fo:min-width="2.449cm"/>
    </style:style>
    <style:style style:name="gr2" style:family="graphic" style:parent-style-name="standard">
      <style:graphic-properties draw:stroke="none" svg:stroke-color="#000000" draw:fill="none" draw:fill-color="#ffffff" fo:min-height="0.636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241cm" fo:min-width="1.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5cm" fo:min-width="2.624cm"/>
    </style:style>
    <style:style style:name="gr8" style:family="graphic" style:parent-style-name="standard">
      <style:graphic-properties draw:marker-start-width="0.3cm" draw:marker-end="Arrow" draw:textarea-vertical-align="middle"/>
    </style:style>
    <style:style style:name="gr9" style:family="graphic" style:parent-style-name="standard">
      <style:graphic-properties svg:stroke-color="#003333" draw:fill="none" draw:textarea-horizontal-align="justify" draw:textarea-vertical-align="middle" draw:auto-grow-height="false" fo:min-height="18.75cm" fo:min-width="25.76cm"/>
    </style:style>
    <style:style style:name="gr10" style:family="graphic" style:parent-style-name="standard">
      <style:graphic-properties draw:stroke="none" svg:stroke-color="#000000" draw:fill="none" draw:fill-color="#ffffff" fo:min-height="0.742cm"/>
    </style:style>
    <style:style style:name="gr11" style:family="graphic" style:parent-style-name="standard">
      <style:graphic-properties draw:marker-start-width="0.3cm" draw:marker-end="Rounded_20_large_20_Arrow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57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27cm" fo:min-width="1.8cm"/>
    </style:style>
    <style:style style:name="gr14" style:family="graphic" style:parent-style-name="standard">
      <style:graphic-properties draw:stroke="none" svg:stroke-color="#000000" draw:fill="none" draw:fill-color="#ffffff" fo:min-height="0.713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15cm" fo:min-width="3.2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2.15cm" fo:min-width="3.2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="Square" draw:marker-end-width="0.252cm" draw:fill="none" draw:textarea-horizontal-align="justify" draw:textarea-vertical-align="middle" draw:auto-grow-height="false" fo:min-height="2.15cm" fo:min-width="3.2cm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fo:min-height="0.957cm"/>
    </style:style>
    <style:style style:name="gr2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text-properties fo:font-size="9pt"/>
    </style:style>
    <style:style style:name="P7" style:family="paragraph">
      <loext:graphic-properties draw:fill="none" draw:fill-color="#ffffff"/>
      <style:text-properties fo:font-size="9pt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xml:id="id5" draw:id="id5">
          <draw:custom-shape draw:style-name="gr1" draw:text-style-name="P1" draw:layer="layout" svg:width="2.949cm" svg:height="2.051cm" svg:x="2.051cm" svg:y="9.02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428cm" svg:height="0.886cm" svg:x="2.463cm" svg:y="9.617cm">
            <draw:text-box>
              <text:p><text:span text:style-name="T1">STM32</text:span></text:p>
            </draw:text-box>
          </draw:frame>
        </draw:g>
        <draw:line draw:style-name="gr3" draw:text-style-name="P1" xml:id="id4" draw:id="id4" draw:layer="layout" svg:x1="9.04cm" svg:y1="5.396cm" svg:x2="9.04cm" svg:y2="14.693cm">
          <text:p/>
        </draw:line>
        <draw:g xml:id="id1" draw:id="id1">
          <draw:custom-shape draw:style-name="gr4" draw:text-style-name="P1" draw:layer="layout" svg:width="2.3cm" svg:height="1.491cm" svg:x="7.867cm" svg:y="1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3" draw:layer="layout" svg:width="2.576cm" svg:height="1.047cm" svg:x="7.75cm" svg:y="1.451cm">
            <draw:text-box>
              <text:p><text:span text:style-name="T2">1-wire</text:span></text:p>
              <text:p><text:span text:style-name="T2">термодатчик</text:span></text:p>
            </draw:text-box>
          </draw:frame>
        </draw:g>
        <draw:g xml:id="id3" draw:id="id3">
          <draw:custom-shape draw:style-name="gr4" draw:text-style-name="P1" draw:layer="layout" svg:width="2.3cm" svg:height="1.491cm" svg:x="21.764cm" svg:y="1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3" draw:layer="layout" svg:width="2.576cm" svg:height="1.047cm" svg:x="21.647cm" svg:y="1.443cm">
            <draw:text-box>
              <text:p><text:span text:style-name="T2">1-wire</text:span></text:p>
              <text:p><text:span text:style-name="T2">термодатчик</text:span></text:p>
            </draw:text-box>
          </draw:frame>
        </draw:g>
        <draw:connector draw:style-name="gr6" draw:text-style-name="P4" xml:id="id2" draw:id="id2" draw:layer="layout" svg:x1="9.037cm" svg:y1="3.483cm" svg:x2="9.038cm" svg:y2="2.726cm" draw:end-shape="id1" draw:end-glue-point="2" svg:d="M9037 3483v-128h1v-629" svg:viewBox="0 0 2 758">
          <text:p/>
        </draw:connector>
        <draw:connector draw:style-name="gr6" draw:text-style-name="P4" draw:layer="layout" svg:x1="9.037cm" svg:y1="3.355cm" svg:x2="22.935cm" svg:y2="2.718cm" draw:start-shape="id2" draw:start-glue-point="0" draw:end-shape="id3" draw:end-glue-point="2" svg:d="M9037 3355h13898v-637" svg:viewBox="0 0 13899 638">
          <text:p/>
        </draw:connector>
        <draw:connector draw:style-name="gr6" draw:text-style-name="P4" draw:layer="layout" draw:line-skew="-0.52cm" svg:x1="9.037cm" svg:y1="3.355cm" svg:x2="9.04cm" svg:y2="5.396cm" draw:start-shape="id2" draw:start-glue-point="0" draw:end-shape="id4" draw:end-glue-point="0" svg:d="M9037 3355h1v2041h2" svg:viewBox="0 0 4 2042">
          <text:p/>
        </draw:connector>
        <draw:connector draw:style-name="gr6" draw:text-style-name="P4" draw:layer="layout" svg:x1="5cm" svg:y1="10.054cm" svg:x2="9.04cm" svg:y2="10.044cm" draw:start-shape="id5" draw:start-glue-point="1" draw:end-shape="id4" svg:d="M5000 10054h2011v-10h2029" svg:viewBox="0 0 4041 11">
          <text:p/>
        </draw:connector>
        <draw:connector draw:style-name="gr6" draw:text-style-name="P4" draw:layer="layout" svg:x1="9.042cm" svg:y1="17.357cm" svg:x2="9.04cm" svg:y2="14.693cm" draw:end-shape="id4" draw:end-glue-point="2" svg:d="M9042 17357v-1073h-2v-1591" svg:viewBox="0 0 3 2665">
          <text:p/>
        </draw:connector>
        <draw:connector draw:style-name="gr6" draw:text-style-name="P4" xml:id="id12" draw:id="id12" draw:layer="layout" svg:x1="9.042cm" svg:y1="17.357cm" svg:x2="9.008cm" svg:y2="18.122cm" draw:end-shape="id6" draw:end-glue-point="0" svg:d="M9042 17357v132h-34v633" svg:viewBox="0 0 35 766">
          <text:p/>
        </draw:connector>
        <draw:g xml:id="id6" draw:id="id6">
          <draw:custom-shape draw:style-name="gr4" draw:text-style-name="P1" draw:layer="layout" svg:width="2.3cm" svg:height="1.491cm" svg:x="7.837cm" svg:y="18.1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3" draw:layer="layout" svg:width="2.576cm" svg:height="1.047cm" svg:x="7.72cm" svg:y="18.338cm">
            <draw:text-box>
              <text:p><text:span text:style-name="T2">1-wire</text:span></text:p>
              <text:p><text:span text:style-name="T2">термодатчик</text:span></text:p>
            </draw:text-box>
          </draw:frame>
        </draw:g>
        <draw:g xml:id="id11" draw:id="id11">
          <draw:custom-shape draw:style-name="gr4" draw:text-style-name="P1" draw:layer="layout" svg:width="2.3cm" svg:height="1.491cm" svg:x="22.011cm" svg:y="18.1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3" draw:layer="layout" svg:width="2.576cm" svg:height="1.047cm" svg:x="21.894cm" svg:y="18.34cm">
            <draw:text-box>
              <text:p><text:span text:style-name="T2">1-wire</text:span></text:p>
              <text:p><text:span text:style-name="T2">термодатчик</text:span></text:p>
            </draw:text-box>
          </draw:frame>
        </draw:g>
        <draw:frame draw:style-name="gr7" draw:text-style-name="P5" draw:layer="layout" svg:width="3.237cm" svg:height="0.745cm" svg:x="8.009cm" svg:y="11.077cm">
          <draw:text-box>
            <text:p><text:span text:style-name="T3">Провод 1-wire</text:span></text:p>
          </draw:text-box>
        </draw:frame>
        <draw:line draw:style-name="gr8" draw:text-style-name="P4" draw:layer="layout" svg:x1="10.442cm" svg:y1="11.505cm" svg:x2="9.093cm" svg:y2="12.126cm">
          <text:p/>
        </draw:line>
        <draw:custom-shape draw:style-name="gr9" draw:text-style-name="P1" draw:layer="layout" svg:width="26.26cm" svg:height="19cm" svg:x="2.216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4.795cm" svg:height="0.992cm" svg:x="2.502cm" svg:y="15.313cm">
          <draw:text-box>
            <text:p><text:span text:style-name="T4">Рефрежиратор</text:span></text:p>
          </draw:text-box>
        </draw:frame>
        <draw:line draw:style-name="gr11" draw:text-style-name="P4" draw:layer="layout" svg:x1="4.459cm" svg:y1="16.054cm" svg:x2="2.276cm" svg:y2="17.245cm">
          <text:p/>
        </draw:line>
        <draw:g>
          <draw:g>
            <draw:frame draw:style-name="gr12" draw:text-style-name="P7" draw:layer="layout" svg:width="1.554cm" svg:height="0.607cm" svg:x="3.844cm" svg:y="11.115cm">
              <draw:text-box>
                <text:p text:style-name="P6">GPIO4</text:p>
              </draw:text-box>
            </draw:frame>
            <draw:frame draw:style-name="gr12" draw:text-style-name="P7" draw:layer="layout" svg:width="1.554cm" svg:height="0.607cm" svg:x="3.753cm" svg:y="8.415cm">
              <draw:text-box>
                <text:p text:style-name="P6">GPIO2</text:p>
              </draw:text-box>
            </draw:frame>
            <draw:g>
              <draw:custom-shape draw:style-name="gr13" draw:text-style-name="P1" draw:layer="layout" svg:width="2.3cm" svg:height="1.52cm" svg:x="3.209cm" svg:y="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" draw:layer="layout" svg:width="2.3cm" svg:height="1.52cm" svg:x="3.209cm" svg:y="6.6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4" draw:text-style-name="P8" draw:layer="layout" svg:width="1.56cm" svg:height="0.963cm" svg:x="4.365cm" svg:y="6.845cm">
                <draw:text-box>
                  <text:p><text:span text:style-name="T5">Датчик двери</text:span></text:p>
                </draw:text-box>
              </draw:frame>
              <draw:g>
                <draw:path draw:style-name="gr15" draw:text-style-name="P1" draw:layer="layout" svg:width="0.128cm" svg:height="0.128cm" svg:x="4.384cm" svg:y="7.69cm" svg:viewBox="0 0 129 129" svg:d="M64 0c37 0 65 28 65 64 0 37-28 65-65 65-36 0-64-28-64-65 0-36 28-64 64-64z">
                  <text:p/>
                </draw:path>
                <draw:polygon draw:style-name="gr16" draw:text-style-name="P1" draw:layer="layout" svg:width="0cm" svg:height="0cm" svg:x="4.384cm" svg:y="7.69cm" svg:viewBox="0 0 0 0" draw:points="0,0">
                  <text:p/>
                </draw:polygon>
                <draw:polygon draw:style-name="gr16" draw:text-style-name="P1" draw:layer="layout" svg:width="0cm" svg:height="0cm" svg:x="4.514cm" svg:y="7.82cm" svg:viewBox="0 0 0 0" draw:points="0,0">
                  <text:p/>
                </draw:polygon>
                <draw:path draw:style-name="gr17" draw:text-style-name="P1" draw:layer="layout" svg:width="0.128cm" svg:height="0.128cm" svg:x="3.8cm" svg:y="7.366cm" svg:viewBox="0 0 129 129" svg:d="M64 0c37 0 65 28 65 64 0 37-28 65-65 65-36 0-64-28-64-65 0-36 28-64 64-64z">
                  <text:p/>
                </draw:path>
                <draw:polygon draw:style-name="gr16" draw:text-style-name="P1" draw:layer="layout" svg:width="0cm" svg:height="0cm" svg:x="3.8cm" svg:y="7.366cm" svg:viewBox="0 0 0 0" draw:points="0,0">
                  <text:p/>
                </draw:polygon>
                <draw:polygon draw:style-name="gr16" draw:text-style-name="P1" draw:layer="layout" svg:width="0cm" svg:height="0cm" svg:x="3.93cm" svg:y="7.496cm" svg:viewBox="0 0 0 0" draw:points="0,0">
                  <text:p/>
                </draw:polygon>
                <draw:polygon draw:style-name="gr15" draw:text-style-name="P1" draw:layer="layout" svg:width="0.638cm" svg:height="0.239cm" svg:x="3.916cm" svg:y="7.212cm" svg:viewBox="0 0 639 240" draw:points="0,240 639,0">
                  <text:p/>
                </draw:polygon>
                <draw:polygon draw:style-name="gr15" draw:text-style-name="P1" draw:layer="layout" svg:width="0.583cm" svg:height="0cm" svg:x="3.216cm" svg:y="7.43cm" svg:viewBox="0 0 584 0" draw:points="0,0 584,0">
                  <text:p/>
                </draw:polygon>
                <draw:polygon draw:style-name="gr15" draw:text-style-name="P1" xml:id="id7" draw:id="id7" draw:layer="layout" svg:width="0.981cm" svg:height="0.025cm" svg:x="4.521cm" svg:y="7.75cm" svg:viewBox="0 0 982 26" draw:points="0,0 982,26">
                  <text:p/>
                </draw:polygon>
                <draw:line draw:style-name="gr18" draw:text-style-name="P1" xml:id="id8" draw:id="id8" draw:layer="layout" svg:x1="5.827cm" svg:y1="8.151cm" svg:x2="6.228cm" svg:y2="8.151cm">
                  <text:p/>
                </draw:line>
                <draw:connector draw:style-name="gr6" draw:text-style-name="P4" draw:layer="layout" draw:line-skew="-0.74cm" svg:x1="5.503cm" svg:y1="7.763cm" svg:x2="6.027cm" svg:y2="8.151cm" draw:start-shape="id7" draw:start-glue-point="1" draw:end-shape="id8" draw:end-glue-point="0" svg:d="M5503 7763h512v388h12" svg:viewBox="0 0 525 389">
                  <text:p/>
                </draw:connector>
                <draw:g>
                  <draw:path draw:style-name="gr15" draw:text-style-name="P1" draw:layer="layout" svg:width="0.128cm" svg:height="0.128cm" svg:x="4.384cm" svg:y="7.106cm" svg:viewBox="0 0 129 129" svg:d="M64 0c37 0 65 28 65 64 0 37-28 65-65 65-36 0-64-28-64-65 0-36 28-64 64-64z">
                    <text:p/>
                  </draw:path>
                  <draw:polygon draw:style-name="gr16" draw:text-style-name="P1" draw:layer="layout" svg:width="0cm" svg:height="0cm" svg:x="4.384cm" svg:y="7.106cm" svg:viewBox="0 0 0 0" draw:points="0,0">
                    <text:p/>
                  </draw:polygon>
                  <draw:polygon draw:style-name="gr16" draw:text-style-name="P1" draw:layer="layout" svg:width="0cm" svg:height="0cm" svg:x="4.514cm" svg:y="7.236cm" svg:viewBox="0 0 0 0" draw:points="0,0">
                    <text:p/>
                  </draw:polygon>
                  <draw:polygon draw:style-name="gr15" draw:text-style-name="P1" draw:layer="layout" svg:width="0cm" svg:height="0.96cm" svg:x="4.448cm" svg:y="6.145cm" svg:viewBox="0 0 0 961" draw:points="0,961 0,0">
                    <draw:glue-point draw:id="4" svg:x="-180cm" svg:y="-5cm"/>
                    <text:p/>
                  </draw:polygon>
                  <draw:frame draw:style-name="gr12" draw:text-style-name="P7" draw:layer="layout" svg:width="1.092cm" svg:height="0.607cm" svg:x="4.351cm" svg:y="6.052cm">
                    <draw:text-box>
                      <text:p text:style-name="P6">Vcc</text:p>
                    </draw:text-box>
                  </draw:frame>
                </draw:g>
              </draw:g>
            </draw:g>
            <draw:g>
              <draw:custom-shape draw:style-name="gr13" draw:text-style-name="P1" draw:layer="layout" svg:width="2.3cm" svg:height="1.52cm" svg:x="3.137cm" svg:y="11.6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" draw:layer="layout" svg:width="2.3cm" svg:height="1.52cm" svg:x="3.137cm" svg:y="11.65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4" draw:text-style-name="P8" draw:layer="layout" svg:width="1.56cm" svg:height="0.963cm" svg:x="3.017cm" svg:y="11.512cm">
                <draw:text-box>
                  <text:p><text:span text:style-name="T5">Датчик двери</text:span></text:p>
                </draw:text-box>
              </draw:frame>
              <draw:g>
                <draw:path draw:style-name="gr15" draw:text-style-name="P1" draw:layer="layout" svg:width="0.128cm" svg:height="0.128cm" svg:x="4.312cm" svg:y="12.669cm" svg:viewBox="0 0 129 129" svg:d="M64 0c37 0 65 28 65 64 0 37-28 65-65 65-36 0-64-28-64-65 0-36 28-64 64-64z">
                  <text:p/>
                </draw:path>
                <draw:polygon draw:style-name="gr16" draw:text-style-name="P1" draw:layer="layout" svg:width="0cm" svg:height="0cm" svg:x="4.312cm" svg:y="12.669cm" svg:viewBox="0 0 0 0" draw:points="0,0">
                  <text:p/>
                </draw:polygon>
                <draw:polygon draw:style-name="gr16" draw:text-style-name="P1" draw:layer="layout" svg:width="0cm" svg:height="0cm" svg:x="4.442cm" svg:y="12.799cm" svg:viewBox="0 0 0 0" draw:points="0,0">
                  <text:p/>
                </draw:polygon>
                <draw:path draw:style-name="gr17" draw:text-style-name="P1" draw:layer="layout" svg:width="0.128cm" svg:height="0.128cm" svg:x="3.728cm" svg:y="12.345cm" svg:viewBox="0 0 129 129" svg:d="M64 0c37 0 65 28 65 64 0 37-28 65-65 65-36 0-64-28-64-65 0-36 28-64 64-64z">
                  <text:p/>
                </draw:path>
                <draw:polygon draw:style-name="gr16" draw:text-style-name="P1" draw:layer="layout" svg:width="0cm" svg:height="0cm" svg:x="3.728cm" svg:y="12.345cm" svg:viewBox="0 0 0 0" draw:points="0,0">
                  <text:p/>
                </draw:polygon>
                <draw:polygon draw:style-name="gr16" draw:text-style-name="P1" draw:layer="layout" svg:width="0cm" svg:height="0cm" svg:x="3.858cm" svg:y="12.475cm" svg:viewBox="0 0 0 0" draw:points="0,0">
                  <text:p/>
                </draw:polygon>
                <draw:polygon draw:style-name="gr15" draw:text-style-name="P1" draw:layer="layout" svg:width="0.594cm" svg:height="0.212cm" svg:x="3.844cm" svg:y="12.218cm" svg:viewBox="0 0 595 213" draw:points="0,213 595,0">
                  <text:p/>
                </draw:polygon>
                <draw:polygon draw:style-name="gr15" draw:text-style-name="P1" draw:layer="layout" svg:width="0.583cm" svg:height="0cm" svg:x="3.144cm" svg:y="12.409cm" svg:viewBox="0 0 584 0" draw:points="0,0 584,0">
                  <text:p/>
                </draw:polygon>
                <draw:polygon draw:style-name="gr15" draw:text-style-name="P1" xml:id="id9" draw:id="id9" draw:layer="layout" svg:width="0.981cm" svg:height="0.025cm" svg:x="4.449cm" svg:y="12.729cm" svg:viewBox="0 0 982 26" draw:points="0,0 982,26">
                  <text:p/>
                </draw:polygon>
                <draw:line draw:style-name="gr18" draw:text-style-name="P1" xml:id="id10" draw:id="id10" draw:layer="layout" svg:x1="5.755cm" svg:y1="13.13cm" svg:x2="6.156cm" svg:y2="13.13cm">
                  <text:p/>
                </draw:line>
                <draw:connector draw:style-name="gr6" draw:text-style-name="P4" draw:layer="layout" draw:line-skew="-0.74cm" svg:x1="5.431cm" svg:y1="12.742cm" svg:x2="5.955cm" svg:y2="13.13cm" draw:start-shape="id9" draw:start-glue-point="1" draw:end-shape="id10" draw:end-glue-point="0" svg:d="M5431 12742h512v388h12" svg:viewBox="0 0 525 389">
                  <text:p/>
                </draw:connector>
                <draw:g>
                  <draw:g>
                    <draw:g>
                      <draw:path draw:style-name="gr15" draw:text-style-name="P1" draw:layer="layout" svg:width="0.128cm" svg:height="0.128cm" svg:x="4.312cm" svg:y="12.085cm" svg:viewBox="0 0 129 129" svg:d="M64 0c37 0 65 28 65 64 0 37-28 65-65 65-36 0-64-28-64-65 0-36 28-64 64-64z">
                        <text:p/>
                      </draw:path>
                      <draw:polygon draw:style-name="gr16" draw:text-style-name="P1" draw:layer="layout" svg:width="0cm" svg:height="0cm" svg:x="4.312cm" svg:y="12.085cm" svg:viewBox="0 0 0 0" draw:points="0,0">
                        <text:p/>
                      </draw:polygon>
                      <draw:polygon draw:style-name="gr16" draw:text-style-name="P1" draw:layer="layout" svg:width="0cm" svg:height="0cm" svg:x="4.442cm" svg:y="12.215cm" svg:viewBox="0 0 0 0" draw:points="0,0">
                        <text:p/>
                      </draw:polygon>
                      <draw:polygon draw:style-name="gr15" draw:text-style-name="P1" draw:layer="layout" svg:width="1.51cm" svg:height="0cm" svg:x="4.43cm" svg:y="12.145cm" svg:viewBox="0 0 1511 0" draw:points="0,0 1511,0">
                        <draw:glue-point draw:id="4" svg:x="-180cm" svg:y="-5cm"/>
                        <text:p/>
                      </draw:polygon>
                      <draw:frame draw:style-name="gr12" draw:text-style-name="P7" draw:layer="layout" svg:width="1.092cm" svg:height="0.607cm" svg:x="5.298cm" svg:y="11.647cm">
                        <draw:text-box>
                          <text:p text:style-name="P6">Vcc</text:p>
                        </draw:text-box>
                      </draw:frame>
                    </draw:g>
                  </draw:g>
                </draw:g>
              </draw:g>
            </draw:g>
          </draw:g>
          <draw:g>
            <draw:frame draw:style-name="gr19" draw:text-style-name="P10" draw:layer="layout" svg:width="3.617cm" svg:height="1.207cm" svg:x="5.135cm" svg:y="14.166cm">
              <draw:text-box>
                <text:p text:style-name="P9"><text:span text:style-name="T3">Датчик холла</text:span></text:p>
              </draw:text-box>
            </draw:frame>
            <draw:line draw:style-name="gr8" draw:text-style-name="P4" draw:layer="layout" svg:x1="5.659cm" svg:y1="14.246cm" svg:x2="4.885cm" svg:y2="13.229cm">
              <text:p/>
            </draw:line>
          </draw:g>
          <draw:polyline draw:style-name="gr20" draw:text-style-name="P1" draw:layer="layout" svg:width="0.832cm" svg:height="0.026cm" draw:transform="rotate (-1.5707963267949) translate (3.81cm 8.189cm)" svg:viewBox="0 0 833 27" draw:points="0,27 833,27 806,0">
            <text:p/>
          </draw:polyline>
          <draw:g>
            <draw:line draw:style-name="gr8" draw:text-style-name="P4" draw:layer="layout" svg:x1="7.246cm" svg:y1="5.21cm" svg:x2="5.618cm" svg:y2="6.675cm">
              <text:p/>
            </draw:line>
            <draw:frame draw:style-name="gr19" draw:text-style-name="P10" draw:layer="layout" svg:width="3.617cm" svg:height="1.207cm" svg:x="5.46cm" svg:y="4.6cm">
              <draw:text-box>
                <text:p text:style-name="P9"><text:span text:style-name="T3">Датчик холла</text:span></text:p>
              </draw:text-box>
            </draw:frame>
          </draw:g>
        </draw:g>
        <draw:line draw:style-name="gr20" draw:text-style-name="P1" draw:layer="layout" svg:x1="3.889cm" svg:y1="11.641cm" svg:x2="3.889cm" svg:y2="11.086cm">
          <text:p/>
        </draw:line>
        <draw:connector draw:style-name="gr6" draw:text-style-name="P4" draw:layer="layout" svg:x1="23.182cm" svg:y1="18.124cm" svg:x2="9.042cm" svg:y2="17.357cm" draw:start-shape="id11" draw:start-glue-point="0" draw:end-shape="id12" draw:end-glue-point="2" svg:d="M23182 18124v-767h-14140" svg:viewBox="0 0 14141 7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10:55:07.014960354</meta:creation-date>
    <dc:date>2016-07-25T11:56:33.608093985</dc:date>
    <meta:editing-duration>PT36M14S</meta:editing-duration>
    <meta:editing-cycles>5</meta:editing-cycles>
    <meta:generator>LibreOffice/5.1.1.2$Linux_X86_64 LibreOffice_project/10m0$Build-2</meta:generator>
    <meta:document-statistic meta:object-count="86"/>
  </office:meta>
</office:document-meta>
</file>